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1-08">
            <text:p>08/11/11</text:p>
          </table:table-cell>
          <table:table-cell office:value-type="float" office:value="4">
            <text:p>4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73.5">
            <text:p>73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4:3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08T14:31:22</dc:date>
    <meta:editing-duration>PT9M16S</meta:editing-duration>
    <meta:editing-cycles>14</meta:editing-cycles>
    <meta:generator>LibreOffice/3.4$Unix LibreOffice_project/340m1$Build-302</meta:generator>
    <meta:document-statistic meta:table-count="3" meta:cell-count="42" meta:object-count="0"/>
  </office:meta>
</office:document-meta>
</file>